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rics_M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Program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25" calcext:value-type="float">
            <text:p>25</text:p>
          </table:table-cell>
          <table:table-cell office:value-type="float" office:value="84.0628507295174" calcext:value-type="float">
            <text:p>84.0628507295174</text:p>
          </table:table-cell>
          <table:table-cell office:value-type="float" office:value="48.1481481481482" calcext:value-type="float">
            <text:p>48.1481481481482</text:p>
          </table:table-cell>
          <table:table-cell office:value-type="float" office:value="87.9699248120301" calcext:value-type="float">
            <text:p>87.9699248120301</text:p>
          </table:table-cell>
          <table:table-cell office:value-type="float" office:value="62.2340425531915" calcext:value-type="float">
            <text:p>62.2340425531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I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56.7307692307692" calcext:value-type="float">
            <text:p>56.7307692307692</text:p>
          </table:table-cell>
          <table:table-cell office:value-type="float" office:value="41.5584415584416" calcext:value-type="float">
            <text:p>41.5584415584416</text:p>
          </table:table-cell>
          <table:table-cell office:value-type="float" office:value="100" calcext:value-type="float">
            <text:p>100</text:p>
          </table:table-cell>
          <table:table-cell office:value-type="float" office:value="58.7155963302752" calcext:value-type="float">
            <text:p>58.7155963302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ddOrPo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float" office:value="97.2299168975069" calcext:value-type="float">
            <text:p>97.2299168975069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Revers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9" calcext:value-type="float">
            <text:p>9</text:p>
          </table:table-cell>
          <table:table-cell office:value-type="float" office:value="69.3548387096774" calcext:value-type="float">
            <text:p>69.3548387096774</text:p>
          </table:table-cell>
          <table:table-cell office:value-type="float" office:value="2.61437908496732" calcext:value-type="float">
            <text:p>2.61437908496732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untPositiv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2" calcext:value-type="float">
            <text:p>12</text:p>
          </table:table-cell>
          <table:table-cell office:value-type="float" office:value="78.8079470198676" calcext:value-type="float">
            <text:p>78.8079470198676</text:p>
          </table:table-cell>
          <table:table-cell office:value-type="float" office:value="10" calcext:value-type="float">
            <text:p>10</text:p>
          </table:table-cell>
          <table:table-cell office:value-type="float" office:value="37.5" calcext:value-type="float">
            <text:p>37.5</text:p>
          </table:table-cell>
          <table:table-cell office:value-type="float" office:value="15.7894736842105" calcext:value-type="float">
            <text:p>15.7894736842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cursiveSelection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86.8468468468469" calcext:value-type="float">
            <text:p>86.8468468468469</text:p>
          </table:table-cell>
          <table:table-cell office:value-type="float" office:value="9.58904109589041" calcext:value-type="float">
            <text:p>9.58904109589041</text:p>
          </table:table-cell>
          <table:table-cell office:value-type="float" office:value="50" calcext:value-type="float">
            <text:p>50</text:p>
          </table:table-cell>
          <table:table-cell office:value-type="float" office:value="16.0919540229885" calcext:value-type="float">
            <text:p>16.0919540229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65" calcext:value-type="float">
            <text:p>65</text:p>
          </table:table-cell>
          <table:table-cell office:value-type="float" office:value="93.5553168635876" calcext:value-type="float">
            <text:p>93.5553168635876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0" calcext:value-type="float">
            <text:p>20</text:p>
          </table:table-cell>
          <table:table-cell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a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/>
          <table:table-cell office:value-type="float" office:value="75.9936406995231" calcext:value-type="float">
            <text:p>75.9936406995231</text:p>
          </table:table-cell>
          <table:table-cell office:value-type="float" office:value="18.3006535947712" calcext:value-type="float">
            <text:p>18.3006535947712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27.0531400966184" calcext:value-type="float">
            <text:p>27.0531400966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-plu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35" calcext:value-type="float">
            <text:p>35</text:p>
          </table:table-cell>
          <table:table-cell office:value-type="float" office:value="77.7363184079602" calcext:value-type="float">
            <text:p>77.7363184079602</text:p>
          </table:table-cell>
          <table:table-cell office:value-type="float" office:value="27.8118609406953" calcext:value-type="float">
            <text:p>27.8118609406953</text:p>
          </table:table-cell>
          <table:table-cell office:value-type="float" office:value="42.5" calcext:value-type="float">
            <text:p>42.5</text:p>
          </table:table-cell>
          <table:table-cell office:value-type="float" office:value="33.6217552533993" calcext:value-type="float">
            <text:p>33.6217552533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4" calcext:value-type="float">
            <text:p>14</text:p>
          </table:table-cell>
          <table:table-cell office:value-type="float" office:value="77.2388059701492" calcext:value-type="float">
            <text:p>77.2388059701492</text:p>
          </table:table-cell>
          <table:table-cell office:value-type="float" office:value="8.06451612903226" calcext:value-type="float">
            <text:p>8.06451612903226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4.0845070422535" calcext:value-type="float">
            <text:p>14.0845070422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5" calcext:value-type="float">
            <text:p>75</text:p>
          </table:table-cell>
          <table:table-cell office:value-type="float" office:value="87.1846619576186" calcext:value-type="float">
            <text:p>87.1846619576186</text:p>
          </table:table-cell>
          <table:table-cell office:value-type="float" office:value="8.40336134453782" calcext:value-type="float">
            <text:p>8.40336134453782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13.6054421768708" calcext:value-type="float">
            <text:p>13.6054421768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day-jdat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5" calcext:value-type="float">
            <text:p>5</text:p>
          </table:table-cell>
          <table:table-cell office:value-type="float" office:value="93.6547323644098" calcext:value-type="float">
            <text:p>93.6547323644098</text:p>
          </table:table-cell>
          <table:table-cell office:value-type="float" office:value="26.1538461538462" calcext:value-type="float">
            <text:p>26.1538461538462</text:p>
          </table:table-cell>
          <table:table-cell office:value-type="float" office:value="29.0598290598291" calcext:value-type="float">
            <text:p>29.0598290598291</text:p>
          </table:table-cell>
          <table:table-cell office:value-type="float" office:value="27.5303643724696" calcext:value-type="float">
            <text:p>27.5303643724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/>
          <table:table-cell office:value-type="float" office:value="70.9090909090909" calcext:value-type="float">
            <text:p>70.9090909090909</text:p>
          </table:table-cell>
          <table:table-cell office:value-type="float" office:value="13.4615384615385" calcext:value-type="float">
            <text:p>13.4615384615385</text:p>
          </table:table-cell>
          <table:table-cell office:value-type="float" office:value="70" calcext:value-type="float">
            <text:p>70</text:p>
          </table:table-cell>
          <table:table-cell office:value-type="float" office:value="22.5806451612903" calcext:value-type="float">
            <text:p>22.580645161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m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/>
          <table:table-cell office:value-type="float" office:value="80.794701986755" calcext:value-type="float">
            <text:p>80.794701986755</text:p>
          </table:table-cell>
          <table:table-cell office:value-type="float" office:value="10.3448275862069" calcext:value-type="float">
            <text:p>10.3448275862069</text:p>
          </table:table-cell>
          <table:table-cell office:value-type="float" office:value="50" calcext:value-type="float">
            <text:p>50</text:p>
          </table:table-cell>
          <table:table-cell office:value-type="float" office:value="17.1428571428571" calcext:value-type="float">
            <text:p>17.1428571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t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25" calcext:value-type="float">
            <text:p>25</text:p>
          </table:table-cell>
          <table:table-cell office:value-type="float" office:value="92.485549132948" calcext:value-type="float">
            <text:p>92.485549132948</text:p>
          </table:table-cell>
          <table:table-cell office:value-type="float" office:value="25" calcext:value-type="float">
            <text:p>2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23.5294117647059" calcext:value-type="float">
            <text:p>23.5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Palindrom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5" calcext:value-type="float">
            <text:p>5</text:p>
          </table:table-cell>
          <table:table-cell office:value-type="float" office:value="83.7349397590361" calcext:value-type="float">
            <text:p>83.7349397590361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30.7692307692308" calcext:value-type="float">
            <text:p>30.7692307692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5" calcext:value-type="float">
            <text:p>95</text:p>
          </table:table-cell>
          <table:table-cell office:value-type="float" office:value="84.9378881987578" calcext:value-type="float">
            <text:p>84.9378881987578</text:p>
          </table:table-cell>
          <table:table-cell office:value-type="float" office:value="11.1969111969112" calcext:value-type="float">
            <text:p>11.1969111969112</text:p>
          </table:table-cell>
          <table:table-cell office:value-type="float" office:value="32.2222222222222" calcext:value-type="float">
            <text:p>32.2222222222222</text:p>
          </table:table-cell>
          <table:table-cell office:value-type="float" office:value="16.6189111747851" calcext:value-type="float">
            <text:p>16.6189111747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shAndTakeOu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40" calcext:value-type="float">
            <text:p>40</text:p>
          </table:table-cell>
          <table:table-cell office:value-type="float" office:value="79.1318864774624" calcext:value-type="float">
            <text:p>79.1318864774624</text:p>
          </table:table-cell>
          <table:table-cell office:value-type="float" office:value="36.9747899159664" calcext:value-type="float">
            <text:p>36.9747899159664</text:p>
          </table:table-cell>
          <table:table-cell office:value-type="float" office:value="46.8085106382979" calcext:value-type="float">
            <text:p>46.8085106382979</text:p>
          </table:table-cell>
          <table:table-cell office:value-type="float" office:value="41.3145539906103" calcext:value-type="float">
            <text:p>41.3145539906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woPre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5" calcext:value-type="float">
            <text:p>95</text:p>
          </table:table-cell>
          <table:table-cell office:value-type="float" office:value="79.6747967479675" calcext:value-type="float">
            <text:p>79.6747967479675</text:p>
          </table:table-cell>
          <table:table-cell office:value-type="float" office:value="19.6428571428571" calcext:value-type="float">
            <text:p>19.6428571428571</text:p>
          </table:table-cell>
          <table:table-cell office:value-type="float" office:value="68.75" calcext:value-type="float">
            <text:p>68.75</text:p>
          </table:table-cell>
          <table:table-cell office:value-type="float" office:value="30.5555555555556" calcext:value-type="float">
            <text:p>30.555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85" calcext:value-type="float">
            <text:p>85</text:p>
          </table:table-cell>
          <table:table-cell office:value-type="float" office:value="79.6536796536797" calcext:value-type="float">
            <text:p>79.6536796536797</text:p>
          </table:table-cell>
          <table:table-cell office:value-type="float" office:value="15.2439024390244" calcext:value-type="float">
            <text:p>15.2439024390244</text:p>
          </table:table-cell>
          <table:table-cell office:value-type="float" office:value="33.7837837837838" calcext:value-type="float">
            <text:p>33.7837837837838</text:p>
          </table:table-cell>
          <table:table-cell office:value-type="float" office:value="21.0084033613445" calcext:value-type="float">
            <text:p>21.0084033613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Las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4" calcext:value-type="float">
            <text:p>4</text:p>
          </table:table-cell>
          <table:table-cell office:value-type="float" office:value="75.2525252525252" calcext:value-type="float">
            <text:p>75.2525252525252</text:p>
          </table:table-cell>
          <table:table-cell office:value-type="float" office:value="36.0655737704918" calcext:value-type="float">
            <text:p>36.0655737704918</text:p>
          </table:table-cell>
          <table:table-cell office:value-type="float" office:value="68.75" calcext:value-type="float">
            <text:p>68.75</text:p>
          </table:table-cell>
          <table:table-cell office:value-type="float" office:value="47.3118279569893" calcext:value-type="float">
            <text:p>47.3118279569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5" calcext:value-type="float">
            <text:p>85</text:p>
          </table:table-cell>
          <table:table-cell office:value-type="float" office:value="91.0331384015595" calcext:value-type="float">
            <text:p>91.0331384015595</text:p>
          </table:table-cell>
          <table:table-cell office:value-type="float" office:value="3.48837209302326" calcext:value-type="float">
            <text:p>3.48837209302326</text:p>
          </table:table-cell>
          <table:table-cell office:value-type="float" office:value="25" calcext:value-type="float">
            <text:p>25</text:p>
          </table:table-cell>
          <table:table-cell office:value-type="float" office:value="6.12244897959184" calcext:value-type="float">
            <text:p>6.12244897959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R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/>
          <table:table-cell office:value-type="float" office:value="65.3179190751445" calcext:value-type="float">
            <text:p>65.3179190751445</text:p>
          </table:table-cell>
          <table:table-cell office:value-type="float" office:value="26.8617021276596" calcext:value-type="float">
            <text:p>26.8617021276596</text:p>
          </table:table-cell>
          <table:table-cell office:value-type="float" office:value="80.1587301587302" calcext:value-type="float">
            <text:p>80.1587301587302</text:p>
          </table:table-cell>
          <table:table-cell office:value-type="float" office:value="40.2390438247012" calcext:value-type="float">
            <text:p>40.2390438247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intPrime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5" calcext:value-type="float">
            <text:p>75</text:p>
          </table:table-cell>
          <table:table-cell office:value-type="float" office:value="88.2517482517483" calcext:value-type="float">
            <text:p>88.2517482517483</text:p>
          </table:table-cell>
          <table:table-cell office:value-type="float" office:value="19.1919191919192" calcext:value-type="float">
            <text:p>19.1919191919192</text:p>
          </table:table-cell>
          <table:table-cell office:value-type="float" office:value="82.6086956521739" calcext:value-type="float">
            <text:p>82.6086956521739</text:p>
          </table:table-cell>
          <table:table-cell office:value-type="float" office:value="31.1475409836066" calcext:value-type="float">
            <text:p>31.1475409836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x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/>
          <table:table-cell office:value-type="float" office:value="52.4201853759011" calcext:value-type="float">
            <text:p>52.4201853759011</text:p>
          </table:table-cell>
          <table:table-cell office:value-type="float" office:value="10.5326876513317" calcext:value-type="float">
            <text:p>10.5326876513317</text:p>
          </table:table-cell>
          <table:table-cell office:value-type="float" office:value="73.728813559322" calcext:value-type="float">
            <text:p>73.728813559322</text:p>
          </table:table-cell>
          <table:table-cell office:value-type="float" office:value="18.4322033898305" calcext:value-type="float">
            <text:p>18.4322033898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versePermut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83.5069444444444" calcext:value-type="float">
            <text:p>83.5069444444444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V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17.3913043478261" calcext:value-type="float">
            <text:p>17.3913043478261</text:p>
          </table:table-cell>
        </table:table-row>
      </table:table>
      <table:table table:name="Metrics_Equi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Program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65" calcext:value-type="float">
            <text:p>65</text:p>
          </table:table-cell>
          <table:table-cell office:value-type="float" office:value="76.5432098765432" calcext:value-type="float">
            <text:p>76.5432098765432</text:p>
          </table:table-cell>
          <table:table-cell office:value-type="float" office:value="20.5357142857143" calcext:value-type="float">
            <text:p>20.5357142857143</text:p>
          </table:table-cell>
          <table:table-cell office:value-type="float" office:value="59.7402597402597" calcext:value-type="float">
            <text:p>59.7402597402597</text:p>
          </table:table-cell>
          <table:table-cell office:value-type="float" office:value="30.5647840531561" calcext:value-type="float">
            <text:p>30.5647840531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I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/>
          <table:table-cell office:value-type="float" office:value="70.1923076923077" calcext:value-type="float">
            <text:p>70.1923076923077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100" calcext:value-type="float">
            <text:p>100</text:p>
          </table:table-cell>
          <table:table-cell office:value-type="float" office:value="16.2162162162162" calcext:value-type="float">
            <text:p>16.2162162162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ddOrPo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4" calcext:value-type="float">
            <text:p>34</text:p>
          </table:table-cell>
          <table:table-cell office:value-type="float" office:value="64.2659279778393" calcext:value-type="float">
            <text:p>64.2659279778393</text:p>
          </table:table-cell>
          <table:table-cell office:value-type="float" office:value="25.6198347107438" calcext:value-type="float">
            <text:p>25.6198347107438</text:p>
          </table:table-cell>
          <table:table-cell office:value-type="float" office:value="44.2857142857143" calcext:value-type="float">
            <text:p>44.2857142857143</text:p>
          </table:table-cell>
          <table:table-cell office:value-type="float" office:value="32.4607329842932" calcext:value-type="float">
            <text:p>32.4607329842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Revers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/>
          <table:table-cell office:value-type="float" office:value="87.2983870967742" calcext:value-type="float">
            <text:p>87.2983870967742</text:p>
          </table:table-cell>
          <table:table-cell office:value-type="float" office:value="37.5" calcext:value-type="float">
            <text:p>37.5</text:p>
          </table:table-cell>
          <table:table-cell office:value-type="float" office:value="69.7674418604651" calcext:value-type="float">
            <text:p>69.7674418604651</text:p>
          </table:table-cell>
          <table:table-cell office:value-type="float" office:value="48.7804878048781" calcext:value-type="float">
            <text:p>48.7804878048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untPositiv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55" calcext:value-type="float">
            <text:p>55</text:p>
          </table:table-cell>
          <table:table-cell office:value-type="float" office:value="72.1854304635762" calcext:value-type="float">
            <text:p>72.1854304635762</text:p>
          </table:table-cell>
          <table:table-cell office:value-type="float" office:value="14.8936170212766" calcext:value-type="float">
            <text:p>14.8936170212766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cursiveSelection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7" calcext:value-type="float">
            <text:p>17</text:p>
          </table:table-cell>
          <table:table-cell office:value-type="float" office:value="54.5945945945946" calcext:value-type="float">
            <text:p>54.5945945945946</text:p>
          </table:table-cell>
          <table:table-cell office:value-type="float" office:value="10.2564102564103" calcext:value-type="float">
            <text:p>10.2564102564103</text:p>
          </table:table-cell>
          <table:table-cell office:value-type="float" office:value="80" calcext:value-type="float">
            <text:p>80</text:p>
          </table:table-cell>
          <table:table-cell office:value-type="float" office:value="18.1818181818182" calcext:value-type="float">
            <text:p>18.181818181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3" calcext:value-type="float">
            <text:p>23</text:p>
          </table:table-cell>
          <table:table-cell office:value-type="float" office:value="69.9248120300752" calcext:value-type="float">
            <text:p>69.9248120300752</text:p>
          </table:table-cell>
          <table:table-cell office:value-type="float" office:value="19.2691029900332" calcext:value-type="float">
            <text:p>19.2691029900332</text:p>
          </table:table-cell>
          <table:table-cell office:value-type="float" office:value="61.0526315789474" calcext:value-type="float">
            <text:p>61.0526315789474</text:p>
          </table:table-cell>
          <table:table-cell office:value-type="float" office:value="29.2929292929293" calcext:value-type="float">
            <text:p>29.2929292929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a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25" calcext:value-type="float">
            <text:p>25</text:p>
          </table:table-cell>
          <table:table-cell office:value-type="float" office:value="73.449920508744" calcext:value-type="float">
            <text:p>73.449920508744</text:p>
          </table:table-cell>
          <table:table-cell office:value-type="float" office:value="15.1898734177215" calcext:value-type="float">
            <text:p>15.1898734177215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22.3255813953488" calcext:value-type="float">
            <text:p>22.325581395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-plu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/>
          <table:table-cell office:value-type="float" office:value="84.9502487562189" calcext:value-type="float">
            <text:p>84.9502487562189</text:p>
          </table:table-cell>
          <table:table-cell office:value-type="float" office:value="26.4058679706601" calcext:value-type="float">
            <text:p>26.4058679706601</text:p>
          </table:table-cell>
          <table:table-cell office:value-type="float" office:value="63.5294117647059" calcext:value-type="float">
            <text:p>63.5294117647059</text:p>
          </table:table-cell>
          <table:table-cell office:value-type="float" office:value="37.3056994818653" calcext:value-type="float">
            <text:p>37.3056994818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45" calcext:value-type="float">
            <text:p>45</text:p>
          </table:table-cell>
          <table:table-cell office:value-type="float" office:value="83.5820895522388" calcext:value-type="float">
            <text:p>83.5820895522388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18.5185185185185" calcext:value-type="float">
            <text:p>18.5185185185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" calcext:value-type="float">
            <text:p>1</text:p>
          </table:table-cell>
          <table:table-cell office:value-type="float" office:value="79.4147325933401" calcext:value-type="float">
            <text:p>79.4147325933401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57.5757575757576" calcext:value-type="float">
            <text:p>57.5757575757576</text:p>
          </table:table-cell>
          <table:table-cell office:value-type="float" office:value="15.702479338843" calcext:value-type="float">
            <text:p>15.702479338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day-jdat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35" calcext:value-type="float">
            <text:p>35</text:p>
          </table:table-cell>
          <table:table-cell office:value-type="float" office:value="91.6696207018788" calcext:value-type="float">
            <text:p>91.6696207018788</text:p>
          </table:table-cell>
          <table:table-cell office:value-type="float" office:value="12.2340425531915" calcext:value-type="float">
            <text:p>12.2340425531915</text:p>
          </table:table-cell>
          <table:table-cell office:value-type="float" office:value="24.7311827956989" calcext:value-type="float">
            <text:p>24.7311827956989</text:p>
          </table:table-cell>
          <table:table-cell office:value-type="float" office:value="16.3701067615658" calcext:value-type="float">
            <text:p>16.3701067615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35.2941176470588" calcext:value-type="float">
            <text:p>35.2941176470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m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9" calcext:value-type="float">
            <text:p>19</text:p>
          </table:table-cell>
          <table:table-cell office:value-type="float" office:value="64.9006622516556" calcext:value-type="float">
            <text:p>64.9006622516556</text:p>
          </table:table-cell>
          <table:table-cell office:value-type="float" office:value="14.7540983606557" calcext:value-type="float">
            <text:p>14.7540983606557</text:p>
          </table:table-cell>
          <table:table-cell office:value-type="float" office:value="90" calcext:value-type="float">
            <text:p>90</text:p>
          </table:table-cell>
          <table:table-cell office:value-type="float" office:value="25.3521126760563" calcext:value-type="float">
            <text:p>25.3521126760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t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5" calcext:value-type="float">
            <text:p>85</text:p>
          </table:table-cell>
          <table:table-cell office:value-type="float" office:value="71.6763005780347" calcext:value-type="float">
            <text:p>71.6763005780347</text:p>
          </table:table-cell>
          <table:table-cell office:value-type="float" office:value="12.962962962963" calcext:value-type="float">
            <text:p>12.962962962963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Palindrom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/>
          <table:table-cell office:value-type="float" office:value="77.710843373494" calcext:value-type="float">
            <text:p>77.710843373494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60" calcext:value-type="float">
            <text:p>60</text:p>
          </table:table-cell>
          <table:table-cell office:value-type="float" office:value="39.344262295082" calcext:value-type="float">
            <text:p>39.344262295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7" calcext:value-type="float">
            <text:p>7</text:p>
          </table:table-cell>
          <table:table-cell office:value-type="float" office:value="69.4099378881988" calcext:value-type="float">
            <text:p>69.4099378881988</text:p>
          </table:table-cell>
          <table:table-cell office:value-type="float" office:value="34.9579831932773" calcext:value-type="float">
            <text:p>34.9579831932773</text:p>
          </table:table-cell>
          <table:table-cell office:value-type="float" office:value="50.4854368932039" calcext:value-type="float">
            <text:p>50.4854368932039</text:p>
          </table:table-cell>
          <table:table-cell office:value-type="float" office:value="41.3108242303873" calcext:value-type="float">
            <text:p>41.3108242303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shAndTakeOu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95" calcext:value-type="float">
            <text:p>95</text:p>
          </table:table-cell>
          <table:table-cell office:value-type="float" office:value="86.644407345576" calcext:value-type="float">
            <text:p>86.644407345576</text:p>
          </table:table-cell>
          <table:table-cell office:value-type="float" office:value="17.283950617284" calcext:value-type="float">
            <text:p>17.283950617284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25.9259259259259" calcext:value-type="float">
            <text:p>25.9259259259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woPre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45" calcext:value-type="float">
            <text:p>45</text:p>
          </table:table-cell>
          <table:table-cell office:value-type="float" office:value="87.3983739837398" calcext:value-type="float">
            <text:p>87.3983739837398</text:p>
          </table:table-cell>
          <table:table-cell office:value-type="float" office:value="42.2222222222222" calcext:value-type="float">
            <text:p>42.2222222222222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55.072463768116" calcext:value-type="float">
            <text:p>55.072463768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float" office:value="74.7835497835498" calcext:value-type="float">
            <text:p>74.7835497835498</text:p>
          </table:table-cell>
          <table:table-cell office:value-type="float" office:value="20.2429149797571" calcext:value-type="float">
            <text:p>20.2429149797571</text:p>
          </table:table-cell>
          <table:table-cell office:value-type="float" office:value="58.1395348837209" calcext:value-type="float">
            <text:p>58.1395348837209</text:p>
          </table:table-cell>
          <table:table-cell office:value-type="float" office:value="30.03003003003" calcext:value-type="float">
            <text:p>30.03003003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Las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" calcext:value-type="float">
            <text:p>2</text:p>
          </table:table-cell>
          <table:table-cell office:value-type="float" office:value="84.8484848484848" calcext:value-type="float">
            <text:p>84.8484848484848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21.0526315789474" calcext:value-type="float">
            <text:p>21.0526315789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35" calcext:value-type="float">
            <text:p>35</text:p>
          </table:table-cell>
          <table:table-cell office:value-type="float" office:value="82.943469785575" calcext:value-type="float">
            <text:p>82.943469785575</text:p>
          </table:table-cell>
          <table:table-cell office:value-type="float" office:value="17.4825174825175" calcext:value-type="float">
            <text:p>17.4825174825175</text:p>
          </table:table-cell>
          <table:table-cell office:value-type="float" office:value="30.4878048780488" calcext:value-type="float">
            <text:p>30.4878048780488</text:p>
          </table:table-cell>
          <table:table-cell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R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6" calcext:value-type="float">
            <text:p>36</text:p>
          </table:table-cell>
          <table:table-cell office:value-type="float" office:value="69.5953757225434" calcext:value-type="float">
            <text:p>69.5953757225434</text:p>
          </table:table-cell>
          <table:table-cell office:value-type="float" office:value="32.5842696629214" calcext:value-type="float">
            <text:p>32.5842696629214</text:p>
          </table:table-cell>
          <table:table-cell office:value-type="float" office:value="83.453237410072" calcext:value-type="float">
            <text:p>83.453237410072</text:p>
          </table:table-cell>
          <table:table-cell office:value-type="float" office:value="46.8686868686869" calcext:value-type="float">
            <text:p>46.8686868686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intPrime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3" calcext:value-type="float">
            <text:p>13</text:p>
          </table:table-cell>
          <table:table-cell office:value-type="float" office:value="69.6503496503497" calcext:value-type="float">
            <text:p>69.6503496503497</text:p>
          </table:table-cell>
          <table:table-cell office:value-type="float" office:value="18.6147186147186" calcext:value-type="float">
            <text:p>18.6147186147186</text:p>
          </table:table-cell>
          <table:table-cell office:value-type="float" office:value="59.7222222222222" calcext:value-type="float">
            <text:p>59.7222222222222</text:p>
          </table:table-cell>
          <table:table-cell office:value-type="float" office:value="28.3828382838284" calcext:value-type="float">
            <text:p>28.3828382838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x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/>
          <table:table-cell office:value-type="float" office:value="72.0494335736354" calcext:value-type="float">
            <text:p>72.0494335736354</text:p>
          </table:table-cell>
          <table:table-cell office:value-type="float" office:value="15.2159013022618" calcext:value-type="float">
            <text:p>15.2159013022618</text:p>
          </table:table-cell>
          <table:table-cell office:value-type="float" office:value="64.9122807017544" calcext:value-type="float">
            <text:p>64.9122807017544</text:p>
          </table:table-cell>
          <table:table-cell office:value-type="float" office:value="24.6529705719045" calcext:value-type="float">
            <text:p>24.6529705719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versePermut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65" calcext:value-type="float">
            <text:p>65</text:p>
          </table:table-cell>
          <table:table-cell office:value-type="float" office:value="56.0763888888889" calcext:value-type="float">
            <text:p>56.0763888888889</text:p>
          </table:table-cell>
          <table:table-cell office:value-type="float" office:value="17.7257525083612" calcext:value-type="float">
            <text:p>17.7257525083612</text:p>
          </table:table-cell>
          <table:table-cell office:value-type="float" office:value="88.3333333333333" calcext:value-type="float">
            <text:p>88.3333333333333</text:p>
          </table:table-cell>
          <table:table-cell office:value-type="float" office:value="29.5264623955432" calcext:value-type="float">
            <text:p>29.5264623955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V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5" calcext:value-type="float">
            <text:p>75</text:p>
          </table:table-cell>
          <table:table-cell office:value-type="float" office:value="81.0526315789474" calcext:value-type="float">
            <text:p>81.052631578947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40" calcext:value-type="float">
            <text:p>40</text:p>
          </table:table-cell>
          <table:table-cell office:value-type="float" office:value="18.1818181818182" calcext:value-type="float">
            <text:p>18.1818181818182</text:p>
          </table:table-cell>
        </table:table-row>
      </table:table>
      <table:table table:name="LatexTabl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ce3"/>
        <table:table-column table:style-name="co12" table:default-cell-style-name="Default"/>
        <table:table-column table:style-name="co11" table:default-cell-style-name="ce3"/>
        <table:table-column table:style-name="co12" table:default-cell-style-name="Default"/>
        <table:table-column table:style-name="co11" table:default-cell-style-name="ce3"/>
        <table:table-column table:style-name="co12" table:default-cell-style-name="Default"/>
        <table:table-column table:style-name="co11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% Data generated by getBestClassifierForPrograms function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% Parameter used to generate .csv files in Classification folder | --allClassifiers –allPrograms –allColumns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\centering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\caption{Melhores classificadores para classificação de cada um dos programas e as respectivas métricas}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\label{table:BestClassifiers_Programs}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%\resizebox{\columnwidth}{!}{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\resizebox{!}{0.5\textheight}{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\begin{tabular}{ll||r|r|r|r|r}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\hline 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\textbf{Program ID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Classifier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Accuracy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Precision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Recall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F1}</text:p>
          </table:table-cell>
          <table:table-cell office:value-type="string" calcext:value-type="string">
            <text:p><text:s/>\\ \hline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2]" office:value-type="float" office:value="84.0628507295174" calcext:value-type="float">
            <text:p>84.06</text:p>
          </table:table-cell>
          <table:table-cell office:value-type="string" calcext:value-type="string">
            <text:p>&amp;</text:p>
          </table:table-cell>
          <table:table-cell table:formula="of:=[$Metrics_Min.G2]" office:value-type="float" office:value="48.1481481481482" calcext:value-type="float">
            <text:p>48.15</text:p>
          </table:table-cell>
          <table:table-cell office:value-type="string" calcext:value-type="string">
            <text:p>&amp;</text:p>
          </table:table-cell>
          <table:table-cell table:formula="of:=[$Metrics_Min.H2]" office:value-type="float" office:value="87.9699248120301" calcext:value-type="float">
            <text:p>87.97</text:p>
          </table:table-cell>
          <table:table-cell office:value-type="string" calcext:value-type="string">
            <text:p>&amp;</text:p>
          </table:table-cell>
          <table:table-cell table:formula="of:=[$Metrics_Min.I2]" office:value-type="float" office:value="62.2340425531915" calcext:value-type="float">
            <text:p>62.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F2]" office:value-type="float" office:value="76.5432098765432" calcext:value-type="float">
            <text:p>76.54</text:p>
          </table:table-cell>
          <table:table-cell office:value-type="string" calcext:value-type="string">
            <text:p>&amp;</text:p>
          </table:table-cell>
          <table:table-cell table:formula="of:=[$Metrics_Equi.G2]" office:value-type="float" office:value="20.5357142857143" calcext:value-type="float">
            <text:p>20.54</text:p>
          </table:table-cell>
          <table:table-cell office:value-type="string" calcext:value-type="string">
            <text:p>&amp;</text:p>
          </table:table-cell>
          <table:table-cell table:formula="of:=[$Metrics_Equi.H2]" office:value-type="float" office:value="59.7402597402597" calcext:value-type="float">
            <text:p>59.74</text:p>
          </table:table-cell>
          <table:table-cell office:value-type="string" calcext:value-type="string">
            <text:p>&amp;</text:p>
          </table:table-cell>
          <table:table-cell table:formula="of:=[$Metrics_Equi.I2]" office:value-type="float" office:value="30.5647840531561" calcext:value-type="float">
            <text:p>30.5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3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3]" office:value-type="float" office:value="56.7307692307692" calcext:value-type="float">
            <text:p>56.73</text:p>
          </table:table-cell>
          <table:table-cell office:value-type="string" calcext:value-type="string">
            <text:p>&amp;</text:p>
          </table:table-cell>
          <table:table-cell table:formula="of:=[$Metrics_Min.G3]" office:value-type="float" office:value="41.5584415584416" calcext:value-type="float">
            <text:p>41.56</text:p>
          </table:table-cell>
          <table:table-cell office:value-type="string" calcext:value-type="string">
            <text:p>&amp;</text:p>
          </table:table-cell>
          <table:table-cell table:formula="of:=[$Metrics_Min.H3]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[$Metrics_Min.I3]" office:value-type="float" office:value="58.7155963302752" calcext:value-type="float">
            <text:p>58.7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3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Equi.F3]" office:value-type="float" office:value="70.1923076923077" calcext:value-type="float">
            <text:p>70.19</text:p>
          </table:table-cell>
          <table:table-cell office:value-type="string" calcext:value-type="string">
            <text:p>&amp;</text:p>
          </table:table-cell>
          <table:table-cell table:formula="of:=[$Metrics_Equi.G3]" office:value-type="float" office:value="8.82352941176471" calcext:value-type="float">
            <text:p>8.82</text:p>
          </table:table-cell>
          <table:table-cell office:value-type="string" calcext:value-type="string">
            <text:p>&amp;</text:p>
          </table:table-cell>
          <table:table-cell table:formula="of:=[$Metrics_Equi.H3]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[$Metrics_Equi.I3]" office:value-type="float" office:value="16.2162162162162" calcext:value-type="float">
            <text:p>16.2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4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4]" office:value-type="float" office:value="97.2299168975069" calcext:value-type="float">
            <text:p>97.23</text:p>
          </table:table-cell>
          <table:table-cell office:value-type="string" calcext:value-type="string">
            <text:p>&amp;</text:p>
          </table:table-cell>
          <table:table-cell table:formula="of:=[$Metrics_Min.G4]" office:value-type="float" office:value="25" calcext:value-type="float">
            <text:p>25.00</text:p>
          </table:table-cell>
          <table:table-cell office:value-type="string" calcext:value-type="string">
            <text:p>&amp;</text:p>
          </table:table-cell>
          <table:table-cell table:formula="of:=[$Metrics_Min.H4]" office:value-type="float" office:value="12.5" calcext:value-type="float">
            <text:p>12.50</text:p>
          </table:table-cell>
          <table:table-cell office:value-type="string" calcext:value-type="string">
            <text:p>&amp;</text:p>
          </table:table-cell>
          <table:table-cell table:formula="of:=[$Metrics_Min.I4]" office:value-type="float" office:value="16.6666666666667" calcext:value-type="float">
            <text:p>16.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4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4]" office:value-type="float" office:value="64.2659279778393" calcext:value-type="float">
            <text:p>64.27</text:p>
          </table:table-cell>
          <table:table-cell office:value-type="string" calcext:value-type="string">
            <text:p>&amp;</text:p>
          </table:table-cell>
          <table:table-cell table:formula="of:=[$Metrics_Equi.G4]" office:value-type="float" office:value="25.6198347107438" calcext:value-type="float">
            <text:p>25.62</text:p>
          </table:table-cell>
          <table:table-cell office:value-type="string" calcext:value-type="string">
            <text:p>&amp;</text:p>
          </table:table-cell>
          <table:table-cell table:formula="of:=[$Metrics_Equi.H4]" office:value-type="float" office:value="44.2857142857143" calcext:value-type="float">
            <text:p>44.29</text:p>
          </table:table-cell>
          <table:table-cell office:value-type="string" calcext:value-type="string">
            <text:p>&amp;</text:p>
          </table:table-cell>
          <table:table-cell table:formula="of:=[$Metrics_Equi.I4]" office:value-type="float" office:value="32.4607329842932" calcext:value-type="float">
            <text:p>32.4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5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F5]" office:value-type="float" office:value="69.3548387096774" calcext:value-type="float">
            <text:p>69.35</text:p>
          </table:table-cell>
          <table:table-cell office:value-type="string" calcext:value-type="string">
            <text:p>&amp;</text:p>
          </table:table-cell>
          <table:table-cell table:formula="of:=[$Metrics_Min.G5]" office:value-type="float" office:value="2.61437908496732" calcext:value-type="float">
            <text:p>2.61</text:p>
          </table:table-cell>
          <table:table-cell office:value-type="string" calcext:value-type="string">
            <text:p>&amp;</text:p>
          </table:table-cell>
          <table:table-cell table:formula="of:=[$Metrics_Min.H5]" office:value-type="float" office:value="57.1428571428571" calcext:value-type="float">
            <text:p>57.14</text:p>
          </table:table-cell>
          <table:table-cell office:value-type="string" calcext:value-type="string">
            <text:p>&amp;</text:p>
          </table:table-cell>
          <table:table-cell table:formula="of:=[$Metrics_Min.I5]" office:value-type="float" office:value="5" calcext:value-type="float">
            <text:p>5.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5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F5]" office:value-type="float" office:value="87.2983870967742" calcext:value-type="float">
            <text:p>87.30</text:p>
          </table:table-cell>
          <table:table-cell office:value-type="string" calcext:value-type="string">
            <text:p>&amp;</text:p>
          </table:table-cell>
          <table:table-cell table:formula="of:=[$Metrics_Equi.G5]" office:value-type="float" office:value="37.5" calcext:value-type="float">
            <text:p>37.50</text:p>
          </table:table-cell>
          <table:table-cell office:value-type="string" calcext:value-type="string">
            <text:p>&amp;</text:p>
          </table:table-cell>
          <table:table-cell table:formula="of:=[$Metrics_Equi.H5]" office:value-type="float" office:value="69.7674418604651" calcext:value-type="float">
            <text:p>69.77</text:p>
          </table:table-cell>
          <table:table-cell office:value-type="string" calcext:value-type="string">
            <text:p>&amp;</text:p>
          </table:table-cell>
          <table:table-cell table:formula="of:=[$Metrics_Equi.I5]" office:value-type="float" office:value="48.7804878048781" calcext:value-type="float">
            <text:p>48.7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6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F6]" office:value-type="float" office:value="78.8079470198676" calcext:value-type="float">
            <text:p>78.81</text:p>
          </table:table-cell>
          <table:table-cell office:value-type="string" calcext:value-type="string">
            <text:p>&amp;</text:p>
          </table:table-cell>
          <table:table-cell table:formula="of:=[$Metrics_Min.G6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$Metrics_Min.H6]" office:value-type="float" office:value="37.5" calcext:value-type="float">
            <text:p>37.50</text:p>
          </table:table-cell>
          <table:table-cell office:value-type="string" calcext:value-type="string">
            <text:p>&amp;</text:p>
          </table:table-cell>
          <table:table-cell table:formula="of:=[$Metrics_Min.I6]" office:value-type="float" office:value="15.7894736842105" calcext:value-type="float">
            <text:p>15.7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6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6]" office:value-type="float" office:value="72.1854304635762" calcext:value-type="float">
            <text:p>72.19</text:p>
          </table:table-cell>
          <table:table-cell office:value-type="string" calcext:value-type="string">
            <text:p>&amp;</text:p>
          </table:table-cell>
          <table:table-cell table:formula="of:=[$Metrics_Equi.G6]" office:value-type="float" office:value="14.8936170212766" calcext:value-type="float">
            <text:p>14.89</text:p>
          </table:table-cell>
          <table:table-cell office:value-type="string" calcext:value-type="string">
            <text:p>&amp;</text:p>
          </table:table-cell>
          <table:table-cell table:formula="of:=[$Metrics_Equi.H6]" office:value-type="float" office:value="77.7777777777778" calcext:value-type="float">
            <text:p>77.78</text:p>
          </table:table-cell>
          <table:table-cell office:value-type="string" calcext:value-type="string">
            <text:p>&amp;</text:p>
          </table:table-cell>
          <table:table-cell table:formula="of:=[$Metrics_Equi.I6]" office:value-type="float" office:value="25" calcext:value-type="float">
            <text:p>25.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7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7]" office:value-type="float" office:value="86.8468468468469" calcext:value-type="float">
            <text:p>86.85</text:p>
          </table:table-cell>
          <table:table-cell office:value-type="string" calcext:value-type="string">
            <text:p>&amp;</text:p>
          </table:table-cell>
          <table:table-cell table:formula="of:=[$Metrics_Min.G7]" office:value-type="float" office:value="9.58904109589041" calcext:value-type="float">
            <text:p>9.59</text:p>
          </table:table-cell>
          <table:table-cell office:value-type="string" calcext:value-type="string">
            <text:p>&amp;</text:p>
          </table:table-cell>
          <table:table-cell table:formula="of:=[$Metrics_Min.H7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Min.I7]" office:value-type="float" office:value="16.0919540229885" calcext:value-type="float">
            <text:p>16.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7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7]" office:value-type="float" office:value="54.5945945945946" calcext:value-type="float">
            <text:p>54.59</text:p>
          </table:table-cell>
          <table:table-cell office:value-type="string" calcext:value-type="string">
            <text:p>&amp;</text:p>
          </table:table-cell>
          <table:table-cell table:formula="of:=[$Metrics_Equi.G7]" office:value-type="float" office:value="10.2564102564103" calcext:value-type="float">
            <text:p>10.26</text:p>
          </table:table-cell>
          <table:table-cell office:value-type="string" calcext:value-type="string">
            <text:p>&amp;</text:p>
          </table:table-cell>
          <table:table-cell table:formula="of:=[$Metrics_Equi.H7]" office:value-type="float" office:value="80" calcext:value-type="float">
            <text:p>80.00</text:p>
          </table:table-cell>
          <table:table-cell office:value-type="string" calcext:value-type="string">
            <text:p>&amp;</text:p>
          </table:table-cell>
          <table:table-cell table:formula="of:=[$Metrics_Equi.I7]" office:value-type="float" office:value="18.1818181818182" calcext:value-type="float">
            <text:p>18.1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8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8]" office:value-type="float" office:value="93.5553168635876" calcext:value-type="float">
            <text:p>93.56</text:p>
          </table:table-cell>
          <table:table-cell office:value-type="string" calcext:value-type="string">
            <text:p>&amp;</text:p>
          </table:table-cell>
          <table:table-cell table:formula="of:=[$Metrics_Min.G8]" office:value-type="float" office:value="11.1111111111111" calcext:value-type="float">
            <text:p>11.11</text:p>
          </table:table-cell>
          <table:table-cell office:value-type="string" calcext:value-type="string">
            <text:p>&amp;</text:p>
          </table:table-cell>
          <table:table-cell table:formula="of:=[$Metrics_Min.H8]" office:value-type="float" office:value="20" calcext:value-type="float">
            <text:p>20.00</text:p>
          </table:table-cell>
          <table:table-cell office:value-type="string" calcext:value-type="string">
            <text:p>&amp;</text:p>
          </table:table-cell>
          <table:table-cell table:formula="of:=[$Metrics_Min.I8]" office:value-type="float" office:value="14.2857142857143" calcext:value-type="float">
            <text:p>14.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8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8]" office:value-type="float" office:value="69.9248120300752" calcext:value-type="float">
            <text:p>69.92</text:p>
          </table:table-cell>
          <table:table-cell office:value-type="string" calcext:value-type="string">
            <text:p>&amp;</text:p>
          </table:table-cell>
          <table:table-cell table:formula="of:=[$Metrics_Equi.G8]" office:value-type="float" office:value="19.2691029900332" calcext:value-type="float">
            <text:p>19.27</text:p>
          </table:table-cell>
          <table:table-cell office:value-type="string" calcext:value-type="string">
            <text:p>&amp;</text:p>
          </table:table-cell>
          <table:table-cell table:formula="of:=[$Metrics_Equi.H8]" office:value-type="float" office:value="61.0526315789474" calcext:value-type="float">
            <text:p>61.05</text:p>
          </table:table-cell>
          <table:table-cell office:value-type="string" calcext:value-type="string">
            <text:p>&amp;</text:p>
          </table:table-cell>
          <table:table-cell table:formula="of:=[$Metrics_Equi.I8]" office:value-type="float" office:value="29.2929292929293" calcext:value-type="float">
            <text:p>29.2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9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F9]" office:value-type="float" office:value="75.9936406995231" calcext:value-type="float">
            <text:p>75.99</text:p>
          </table:table-cell>
          <table:table-cell office:value-type="string" calcext:value-type="string">
            <text:p>&amp;</text:p>
          </table:table-cell>
          <table:table-cell table:formula="of:=[$Metrics_Min.G9]" office:value-type="float" office:value="18.3006535947712" calcext:value-type="float">
            <text:p>18.30</text:p>
          </table:table-cell>
          <table:table-cell office:value-type="string" calcext:value-type="string">
            <text:p>&amp;</text:p>
          </table:table-cell>
          <table:table-cell table:formula="of:=[$Metrics_Min.H9]" office:value-type="float" office:value="51.8518518518519" calcext:value-type="float">
            <text:p>51.85</text:p>
          </table:table-cell>
          <table:table-cell office:value-type="string" calcext:value-type="string">
            <text:p>&amp;</text:p>
          </table:table-cell>
          <table:table-cell table:formula="of:=[$Metrics_Min.I9]" office:value-type="float" office:value="27.0531400966184" calcext:value-type="float">
            <text:p>27.0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9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9]" office:value-type="float" office:value="73.449920508744" calcext:value-type="float">
            <text:p>73.45</text:p>
          </table:table-cell>
          <table:table-cell office:value-type="string" calcext:value-type="string">
            <text:p>&amp;</text:p>
          </table:table-cell>
          <table:table-cell table:formula="of:=[$Metrics_Equi.G9]" office:value-type="float" office:value="15.1898734177215" calcext:value-type="float">
            <text:p>15.19</text:p>
          </table:table-cell>
          <table:table-cell office:value-type="string" calcext:value-type="string">
            <text:p>&amp;</text:p>
          </table:table-cell>
          <table:table-cell table:formula="of:=[$Metrics_Equi.H9]" office:value-type="float" office:value="42.1052631578947" calcext:value-type="float">
            <text:p>42.11</text:p>
          </table:table-cell>
          <table:table-cell office:value-type="string" calcext:value-type="string">
            <text:p>&amp;</text:p>
          </table:table-cell>
          <table:table-cell table:formula="of:=[$Metrics_Equi.I9]" office:value-type="float" office:value="22.3255813953488" calcext:value-type="float">
            <text:p>22.3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0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10]" office:value-type="float" office:value="77.7363184079602" calcext:value-type="float">
            <text:p>77.74</text:p>
          </table:table-cell>
          <table:table-cell office:value-type="string" calcext:value-type="string">
            <text:p>&amp;</text:p>
          </table:table-cell>
          <table:table-cell table:formula="of:=[$Metrics_Min.G10]" office:value-type="float" office:value="27.8118609406953" calcext:value-type="float">
            <text:p>27.81</text:p>
          </table:table-cell>
          <table:table-cell office:value-type="string" calcext:value-type="string">
            <text:p>&amp;</text:p>
          </table:table-cell>
          <table:table-cell table:formula="of:=[$Metrics_Min.H10]" office:value-type="float" office:value="42.5" calcext:value-type="float">
            <text:p>42.50</text:p>
          </table:table-cell>
          <table:table-cell office:value-type="string" calcext:value-type="string">
            <text:p>&amp;</text:p>
          </table:table-cell>
          <table:table-cell table:formula="of:=[$Metrics_Min.I10]" office:value-type="float" office:value="33.6217552533993" calcext:value-type="float">
            <text:p>33.6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0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F10]" office:value-type="float" office:value="84.9502487562189" calcext:value-type="float">
            <text:p>84.95</text:p>
          </table:table-cell>
          <table:table-cell office:value-type="string" calcext:value-type="string">
            <text:p>&amp;</text:p>
          </table:table-cell>
          <table:table-cell table:formula="of:=[$Metrics_Equi.G10]" office:value-type="float" office:value="26.4058679706601" calcext:value-type="float">
            <text:p>26.41</text:p>
          </table:table-cell>
          <table:table-cell office:value-type="string" calcext:value-type="string">
            <text:p>&amp;</text:p>
          </table:table-cell>
          <table:table-cell table:formula="of:=[$Metrics_Equi.H10]" office:value-type="float" office:value="63.5294117647059" calcext:value-type="float">
            <text:p>63.53</text:p>
          </table:table-cell>
          <table:table-cell office:value-type="string" calcext:value-type="string">
            <text:p>&amp;</text:p>
          </table:table-cell>
          <table:table-cell table:formula="of:=[$Metrics_Equi.I10]" office:value-type="float" office:value="37.3056994818653" calcext:value-type="float">
            <text:p>37.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1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F11]" office:value-type="float" office:value="77.2388059701492" calcext:value-type="float">
            <text:p>77.24</text:p>
          </table:table-cell>
          <table:table-cell office:value-type="string" calcext:value-type="string">
            <text:p>&amp;</text:p>
          </table:table-cell>
          <table:table-cell table:formula="of:=[$Metrics_Min.G11]" office:value-type="float" office:value="8.06451612903226" calcext:value-type="float">
            <text:p>8.06</text:p>
          </table:table-cell>
          <table:table-cell office:value-type="string" calcext:value-type="string">
            <text:p>&amp;</text:p>
          </table:table-cell>
          <table:table-cell table:formula="of:=[$Metrics_Min.H11]" office:value-type="float" office:value="55.5555555555556" calcext:value-type="float">
            <text:p>55.56</text:p>
          </table:table-cell>
          <table:table-cell office:value-type="string" calcext:value-type="string">
            <text:p>&amp;</text:p>
          </table:table-cell>
          <table:table-cell table:formula="of:=[$Metrics_Min.I11]" office:value-type="float" office:value="14.0845070422535" calcext:value-type="float">
            <text:p>14.0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1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F11]" office:value-type="float" office:value="83.5820895522388" calcext:value-type="float">
            <text:p>83.58</text:p>
          </table:table-cell>
          <table:table-cell office:value-type="string" calcext:value-type="string">
            <text:p>&amp;</text:p>
          </table:table-cell>
          <table:table-cell table:formula="of:=[$Metrics_Equi.G11]" office:value-type="float" office:value="10.4166666666667" calcext:value-type="float">
            <text:p>10.42</text:p>
          </table:table-cell>
          <table:table-cell office:value-type="string" calcext:value-type="string">
            <text:p>&amp;</text:p>
          </table:table-cell>
          <table:table-cell table:formula="of:=[$Metrics_Equi.H11]" office:value-type="float" office:value="83.3333333333333" calcext:value-type="float">
            <text:p>83.33</text:p>
          </table:table-cell>
          <table:table-cell office:value-type="string" calcext:value-type="string">
            <text:p>&amp;</text:p>
          </table:table-cell>
          <table:table-cell table:formula="of:=[$Metrics_Equi.I11]" office:value-type="float" office:value="18.5185185185185" calcext:value-type="float">
            <text:p>18.5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2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12]" office:value-type="float" office:value="87.1846619576186" calcext:value-type="float">
            <text:p>87.18</text:p>
          </table:table-cell>
          <table:table-cell office:value-type="string" calcext:value-type="string">
            <text:p>&amp;</text:p>
          </table:table-cell>
          <table:table-cell table:formula="of:=[$Metrics_Min.G12]" office:value-type="float" office:value="8.40336134453782" calcext:value-type="float">
            <text:p>8.40</text:p>
          </table:table-cell>
          <table:table-cell office:value-type="string" calcext:value-type="string">
            <text:p>&amp;</text:p>
          </table:table-cell>
          <table:table-cell table:formula="of:=[$Metrics_Min.H12]" office:value-type="float" office:value="35.7142857142857" calcext:value-type="float">
            <text:p>35.71</text:p>
          </table:table-cell>
          <table:table-cell office:value-type="string" calcext:value-type="string">
            <text:p>&amp;</text:p>
          </table:table-cell>
          <table:table-cell table:formula="of:=[$Metrics_Min.I12]" office:value-type="float" office:value="13.6054421768708" calcext:value-type="float">
            <text:p>13.6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2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12]" office:value-type="float" office:value="79.4147325933401" calcext:value-type="float">
            <text:p>79.41</text:p>
          </table:table-cell>
          <table:table-cell office:value-type="string" calcext:value-type="string">
            <text:p>&amp;</text:p>
          </table:table-cell>
          <table:table-cell table:formula="of:=[$Metrics_Equi.G12]" office:value-type="float" office:value="9.09090909090909" calcext:value-type="float">
            <text:p>9.09</text:p>
          </table:table-cell>
          <table:table-cell office:value-type="string" calcext:value-type="string">
            <text:p>&amp;</text:p>
          </table:table-cell>
          <table:table-cell table:formula="of:=[$Metrics_Equi.H12]" office:value-type="float" office:value="57.5757575757576" calcext:value-type="float">
            <text:p>57.58</text:p>
          </table:table-cell>
          <table:table-cell office:value-type="string" calcext:value-type="string">
            <text:p>&amp;</text:p>
          </table:table-cell>
          <table:table-cell table:formula="of:=[$Metrics_Equi.I12]" office:value-type="float" office:value="15.702479338843" calcext:value-type="float">
            <text:p>15.7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3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13]" office:value-type="float" office:value="93.6547323644098" calcext:value-type="float">
            <text:p>93.65</text:p>
          </table:table-cell>
          <table:table-cell office:value-type="string" calcext:value-type="string">
            <text:p>&amp;</text:p>
          </table:table-cell>
          <table:table-cell table:formula="of:=[$Metrics_Min.G13]" office:value-type="float" office:value="26.1538461538462" calcext:value-type="float">
            <text:p>26.15</text:p>
          </table:table-cell>
          <table:table-cell office:value-type="string" calcext:value-type="string">
            <text:p>&amp;</text:p>
          </table:table-cell>
          <table:table-cell table:formula="of:=[$Metrics_Min.H13]" office:value-type="float" office:value="29.0598290598291" calcext:value-type="float">
            <text:p>29.06</text:p>
          </table:table-cell>
          <table:table-cell office:value-type="string" calcext:value-type="string">
            <text:p>&amp;</text:p>
          </table:table-cell>
          <table:table-cell table:formula="of:=[$Metrics_Min.I13]" office:value-type="float" office:value="27.5303643724696" calcext:value-type="float">
            <text:p>27.5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3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13]" office:value-type="float" office:value="91.6696207018788" calcext:value-type="float">
            <text:p>91.67</text:p>
          </table:table-cell>
          <table:table-cell office:value-type="string" calcext:value-type="string">
            <text:p>&amp;</text:p>
          </table:table-cell>
          <table:table-cell table:formula="of:=[$Metrics_Equi.G13]" office:value-type="float" office:value="12.2340425531915" calcext:value-type="float">
            <text:p>12.23</text:p>
          </table:table-cell>
          <table:table-cell office:value-type="string" calcext:value-type="string">
            <text:p>&amp;</text:p>
          </table:table-cell>
          <table:table-cell table:formula="of:=[$Metrics_Equi.H13]" office:value-type="float" office:value="24.7311827956989" calcext:value-type="float">
            <text:p>24.73</text:p>
          </table:table-cell>
          <table:table-cell office:value-type="string" calcext:value-type="string">
            <text:p>&amp;</text:p>
          </table:table-cell>
          <table:table-cell table:formula="of:=[$Metrics_Equi.I13]" office:value-type="float" office:value="16.3701067615658" calcext:value-type="float">
            <text:p>16.3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4]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Min.F14]" office:value-type="float" office:value="70.9090909090909" calcext:value-type="float">
            <text:p>70.91</text:p>
          </table:table-cell>
          <table:table-cell office:value-type="string" calcext:value-type="string">
            <text:p>&amp;</text:p>
          </table:table-cell>
          <table:table-cell table:formula="of:=[$Metrics_Min.G14]" office:value-type="float" office:value="13.4615384615385" calcext:value-type="float">
            <text:p>13.46</text:p>
          </table:table-cell>
          <table:table-cell office:value-type="string" calcext:value-type="string">
            <text:p>&amp;</text:p>
          </table:table-cell>
          <table:table-cell table:formula="of:=[$Metrics_Min.H14]" office:value-type="float" office:value="70" calcext:value-type="float">
            <text:p>70.00</text:p>
          </table:table-cell>
          <table:table-cell office:value-type="string" calcext:value-type="string">
            <text:p>&amp;</text:p>
          </table:table-cell>
          <table:table-cell table:formula="of:=[$Metrics_Min.I14]" office:value-type="float" office:value="22.5806451612903" calcext:value-type="float">
            <text:p>22.5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4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14]" office:value-type="float" office:value="86.6666666666667" calcext:value-type="float">
            <text:p>86.67</text:p>
          </table:table-cell>
          <table:table-cell office:value-type="string" calcext:value-type="string">
            <text:p>&amp;</text:p>
          </table:table-cell>
          <table:table-cell table:formula="of:=[$Metrics_Equi.G14]" office:value-type="float" office:value="26.0869565217391" calcext:value-type="float">
            <text:p>26.09</text:p>
          </table:table-cell>
          <table:table-cell office:value-type="string" calcext:value-type="string">
            <text:p>&amp;</text:p>
          </table:table-cell>
          <table:table-cell table:formula="of:=[$Metrics_Equi.H14]" office:value-type="float" office:value="54.5454545454545" calcext:value-type="float">
            <text:p>54.55</text:p>
          </table:table-cell>
          <table:table-cell office:value-type="string" calcext:value-type="string">
            <text:p>&amp;</text:p>
          </table:table-cell>
          <table:table-cell table:formula="of:=[$Metrics_Equi.I14]" office:value-type="float" office:value="35.2941176470588" calcext:value-type="float">
            <text:p>35.2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5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Min.F15]" office:value-type="float" office:value="80.794701986755" calcext:value-type="float">
            <text:p>80.79</text:p>
          </table:table-cell>
          <table:table-cell office:value-type="string" calcext:value-type="string">
            <text:p>&amp;</text:p>
          </table:table-cell>
          <table:table-cell table:formula="of:=[$Metrics_Min.G15]" office:value-type="float" office:value="10.3448275862069" calcext:value-type="float">
            <text:p>10.34</text:p>
          </table:table-cell>
          <table:table-cell office:value-type="string" calcext:value-type="string">
            <text:p>&amp;</text:p>
          </table:table-cell>
          <table:table-cell table:formula="of:=[$Metrics_Min.H15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Min.I15]" office:value-type="float" office:value="17.1428571428571" calcext:value-type="float">
            <text:p>17.1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5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15]" office:value-type="float" office:value="64.9006622516556" calcext:value-type="float">
            <text:p>64.90</text:p>
          </table:table-cell>
          <table:table-cell office:value-type="string" calcext:value-type="string">
            <text:p>&amp;</text:p>
          </table:table-cell>
          <table:table-cell table:formula="of:=[$Metrics_Equi.G15]" office:value-type="float" office:value="14.7540983606557" calcext:value-type="float">
            <text:p>14.75</text:p>
          </table:table-cell>
          <table:table-cell office:value-type="string" calcext:value-type="string">
            <text:p>&amp;</text:p>
          </table:table-cell>
          <table:table-cell table:formula="of:=[$Metrics_Equi.H15]" office:value-type="float" office:value="90" calcext:value-type="float">
            <text:p>90.00</text:p>
          </table:table-cell>
          <table:table-cell office:value-type="string" calcext:value-type="string">
            <text:p>&amp;</text:p>
          </table:table-cell>
          <table:table-cell table:formula="of:=[$Metrics_Equi.I15]" office:value-type="float" office:value="25.3521126760563" calcext:value-type="float">
            <text:p>25.3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6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16]" office:value-type="float" office:value="92.485549132948" calcext:value-type="float">
            <text:p>92.49</text:p>
          </table:table-cell>
          <table:table-cell office:value-type="string" calcext:value-type="string">
            <text:p>&amp;</text:p>
          </table:table-cell>
          <table:table-cell table:formula="of:=[$Metrics_Min.G16]" office:value-type="float" office:value="25" calcext:value-type="float">
            <text:p>25.00</text:p>
          </table:table-cell>
          <table:table-cell office:value-type="string" calcext:value-type="string">
            <text:p>&amp;</text:p>
          </table:table-cell>
          <table:table-cell table:formula="of:=[$Metrics_Min.H16]" office:value-type="float" office:value="22.2222222222222" calcext:value-type="float">
            <text:p>22.22</text:p>
          </table:table-cell>
          <table:table-cell office:value-type="string" calcext:value-type="string">
            <text:p>&amp;</text:p>
          </table:table-cell>
          <table:table-cell table:formula="of:=[$Metrics_Min.I16]" office:value-type="float" office:value="23.5294117647059" calcext:value-type="float">
            <text:p>23.5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6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16]" office:value-type="float" office:value="71.6763005780347" calcext:value-type="float">
            <text:p>71.68</text:p>
          </table:table-cell>
          <table:table-cell office:value-type="string" calcext:value-type="string">
            <text:p>&amp;</text:p>
          </table:table-cell>
          <table:table-cell table:formula="of:=[$Metrics_Equi.G16]" office:value-type="float" office:value="12.962962962963" calcext:value-type="float">
            <text:p>12.96</text:p>
          </table:table-cell>
          <table:table-cell office:value-type="string" calcext:value-type="string">
            <text:p>&amp;</text:p>
          </table:table-cell>
          <table:table-cell table:formula="of:=[$Metrics_Equi.H16]" office:value-type="float" office:value="77.7777777777778" calcext:value-type="float">
            <text:p>77.78</text:p>
          </table:table-cell>
          <table:table-cell office:value-type="string" calcext:value-type="string">
            <text:p>&amp;</text:p>
          </table:table-cell>
          <table:table-cell table:formula="of:=[$Metrics_Equi.I16]" office:value-type="float" office:value="22.2222222222222" calcext:value-type="float">
            <text:p>22.2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7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17]" office:value-type="float" office:value="83.7349397590361" calcext:value-type="float">
            <text:p>83.73</text:p>
          </table:table-cell>
          <table:table-cell office:value-type="string" calcext:value-type="string">
            <text:p>&amp;</text:p>
          </table:table-cell>
          <table:table-cell table:formula="of:=[$Metrics_Min.G17]" office:value-type="float" office:value="23.0769230769231" calcext:value-type="float">
            <text:p>23.08</text:p>
          </table:table-cell>
          <table:table-cell office:value-type="string" calcext:value-type="string">
            <text:p>&amp;</text:p>
          </table:table-cell>
          <table:table-cell table:formula="of:=[$Metrics_Min.H17]" office:value-type="float" office:value="46.1538461538462" calcext:value-type="float">
            <text:p>46.15</text:p>
          </table:table-cell>
          <table:table-cell office:value-type="string" calcext:value-type="string">
            <text:p>&amp;</text:p>
          </table:table-cell>
          <table:table-cell table:formula="of:=[$Metrics_Min.I17]" office:value-type="float" office:value="30.7692307692308" calcext:value-type="float">
            <text:p>30.7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7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F17]" office:value-type="float" office:value="77.710843373494" calcext:value-type="float">
            <text:p>77.71</text:p>
          </table:table-cell>
          <table:table-cell office:value-type="string" calcext:value-type="string">
            <text:p>&amp;</text:p>
          </table:table-cell>
          <table:table-cell table:formula="of:=[$Metrics_Equi.G17]" office:value-type="float" office:value="29.2682926829268" calcext:value-type="float">
            <text:p>29.27</text:p>
          </table:table-cell>
          <table:table-cell office:value-type="string" calcext:value-type="string">
            <text:p>&amp;</text:p>
          </table:table-cell>
          <table:table-cell table:formula="of:=[$Metrics_Equi.H17]" office:value-type="float" office:value="60" calcext:value-type="float">
            <text:p>60.00</text:p>
          </table:table-cell>
          <table:table-cell office:value-type="string" calcext:value-type="string">
            <text:p>&amp;</text:p>
          </table:table-cell>
          <table:table-cell table:formula="of:=[$Metrics_Equi.I17]" office:value-type="float" office:value="39.344262295082" calcext:value-type="float">
            <text:p>39.3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8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18]" office:value-type="float" office:value="84.9378881987578" calcext:value-type="float">
            <text:p>84.94</text:p>
          </table:table-cell>
          <table:table-cell office:value-type="string" calcext:value-type="string">
            <text:p>&amp;</text:p>
          </table:table-cell>
          <table:table-cell table:formula="of:=[$Metrics_Min.G18]" office:value-type="float" office:value="11.1969111969112" calcext:value-type="float">
            <text:p>11.20</text:p>
          </table:table-cell>
          <table:table-cell office:value-type="string" calcext:value-type="string">
            <text:p>&amp;</text:p>
          </table:table-cell>
          <table:table-cell table:formula="of:=[$Metrics_Min.H18]" office:value-type="float" office:value="32.2222222222222" calcext:value-type="float">
            <text:p>32.22</text:p>
          </table:table-cell>
          <table:table-cell office:value-type="string" calcext:value-type="string">
            <text:p>&amp;</text:p>
          </table:table-cell>
          <table:table-cell table:formula="of:=[$Metrics_Min.I18]" office:value-type="float" office:value="16.6189111747851" calcext:value-type="float">
            <text:p>16.6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8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18]" office:value-type="float" office:value="69.4099378881988" calcext:value-type="float">
            <text:p>69.41</text:p>
          </table:table-cell>
          <table:table-cell office:value-type="string" calcext:value-type="string">
            <text:p>&amp;</text:p>
          </table:table-cell>
          <table:table-cell table:formula="of:=[$Metrics_Equi.G18]" office:value-type="float" office:value="34.9579831932773" calcext:value-type="float">
            <text:p>34.96</text:p>
          </table:table-cell>
          <table:table-cell office:value-type="string" calcext:value-type="string">
            <text:p>&amp;</text:p>
          </table:table-cell>
          <table:table-cell table:formula="of:=[$Metrics_Equi.H18]" office:value-type="float" office:value="50.4854368932039" calcext:value-type="float">
            <text:p>50.49</text:p>
          </table:table-cell>
          <table:table-cell office:value-type="string" calcext:value-type="string">
            <text:p>&amp;</text:p>
          </table:table-cell>
          <table:table-cell table:formula="of:=[$Metrics_Equi.I18]" office:value-type="float" office:value="41.3108242303873" calcext:value-type="float">
            <text:p>41.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9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F19]" office:value-type="float" office:value="79.1318864774624" calcext:value-type="float">
            <text:p>79.13</text:p>
          </table:table-cell>
          <table:table-cell office:value-type="string" calcext:value-type="string">
            <text:p>&amp;</text:p>
          </table:table-cell>
          <table:table-cell table:formula="of:=[$Metrics_Min.G19]" office:value-type="float" office:value="36.9747899159664" calcext:value-type="float">
            <text:p>36.97</text:p>
          </table:table-cell>
          <table:table-cell office:value-type="string" calcext:value-type="string">
            <text:p>&amp;</text:p>
          </table:table-cell>
          <table:table-cell table:formula="of:=[$Metrics_Min.H19]" office:value-type="float" office:value="46.8085106382979" calcext:value-type="float">
            <text:p>46.81</text:p>
          </table:table-cell>
          <table:table-cell office:value-type="string" calcext:value-type="string">
            <text:p>&amp;</text:p>
          </table:table-cell>
          <table:table-cell table:formula="of:=[$Metrics_Min.I19]" office:value-type="float" office:value="41.3145539906103" calcext:value-type="float">
            <text:p>41.3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9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19]" office:value-type="float" office:value="86.644407345576" calcext:value-type="float">
            <text:p>86.64</text:p>
          </table:table-cell>
          <table:table-cell office:value-type="string" calcext:value-type="string">
            <text:p>&amp;</text:p>
          </table:table-cell>
          <table:table-cell table:formula="of:=[$Metrics_Equi.G19]" office:value-type="float" office:value="17.283950617284" calcext:value-type="float">
            <text:p>17.28</text:p>
          </table:table-cell>
          <table:table-cell office:value-type="string" calcext:value-type="string">
            <text:p>&amp;</text:p>
          </table:table-cell>
          <table:table-cell table:formula="of:=[$Metrics_Equi.H19]" office:value-type="float" office:value="51.8518518518519" calcext:value-type="float">
            <text:p>51.85</text:p>
          </table:table-cell>
          <table:table-cell office:value-type="string" calcext:value-type="string">
            <text:p>&amp;</text:p>
          </table:table-cell>
          <table:table-cell table:formula="of:=[$Metrics_Equi.I19]" office:value-type="float" office:value="25.9259259259259" calcext:value-type="float">
            <text:p>25.9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0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20]" office:value-type="float" office:value="79.6747967479675" calcext:value-type="float">
            <text:p>79.67</text:p>
          </table:table-cell>
          <table:table-cell office:value-type="string" calcext:value-type="string">
            <text:p>&amp;</text:p>
          </table:table-cell>
          <table:table-cell table:formula="of:=[$Metrics_Min.G20]" office:value-type="float" office:value="19.6428571428571" calcext:value-type="float">
            <text:p>19.64</text:p>
          </table:table-cell>
          <table:table-cell office:value-type="string" calcext:value-type="string">
            <text:p>&amp;</text:p>
          </table:table-cell>
          <table:table-cell table:formula="of:=[$Metrics_Min.H20]" office:value-type="float" office:value="68.75" calcext:value-type="float">
            <text:p>68.75</text:p>
          </table:table-cell>
          <table:table-cell office:value-type="string" calcext:value-type="string">
            <text:p>&amp;</text:p>
          </table:table-cell>
          <table:table-cell table:formula="of:=[$Metrics_Min.I20]" office:value-type="float" office:value="30.5555555555556" calcext:value-type="float">
            <text:p>30.5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0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20]" office:value-type="float" office:value="87.3983739837398" calcext:value-type="float">
            <text:p>87.40</text:p>
          </table:table-cell>
          <table:table-cell office:value-type="string" calcext:value-type="string">
            <text:p>&amp;</text:p>
          </table:table-cell>
          <table:table-cell table:formula="of:=[$Metrics_Equi.G20]" office:value-type="float" office:value="42.2222222222222" calcext:value-type="float">
            <text:p>42.22</text:p>
          </table:table-cell>
          <table:table-cell office:value-type="string" calcext:value-type="string">
            <text:p>&amp;</text:p>
          </table:table-cell>
          <table:table-cell table:formula="of:=[$Metrics_Equi.H20]" office:value-type="float" office:value="79.1666666666667" calcext:value-type="float">
            <text:p>79.17</text:p>
          </table:table-cell>
          <table:table-cell office:value-type="string" calcext:value-type="string">
            <text:p>&amp;</text:p>
          </table:table-cell>
          <table:table-cell table:formula="of:=[$Metrics_Equi.I20]" office:value-type="float" office:value="55.072463768116" calcext:value-type="float">
            <text:p>55.0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1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21]" office:value-type="float" office:value="79.6536796536797" calcext:value-type="float">
            <text:p>79.65</text:p>
          </table:table-cell>
          <table:table-cell office:value-type="string" calcext:value-type="string">
            <text:p>&amp;</text:p>
          </table:table-cell>
          <table:table-cell table:formula="of:=[$Metrics_Min.G21]" office:value-type="float" office:value="15.2439024390244" calcext:value-type="float">
            <text:p>15.24</text:p>
          </table:table-cell>
          <table:table-cell office:value-type="string" calcext:value-type="string">
            <text:p>&amp;</text:p>
          </table:table-cell>
          <table:table-cell table:formula="of:=[$Metrics_Min.H21]" office:value-type="float" office:value="33.7837837837838" calcext:value-type="float">
            <text:p>33.78</text:p>
          </table:table-cell>
          <table:table-cell office:value-type="string" calcext:value-type="string">
            <text:p>&amp;</text:p>
          </table:table-cell>
          <table:table-cell table:formula="of:=[$Metrics_Min.I21]" office:value-type="float" office:value="21.0084033613445" calcext:value-type="float">
            <text:p>21.0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1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F21]" office:value-type="float" office:value="74.7835497835498" calcext:value-type="float">
            <text:p>74.78</text:p>
          </table:table-cell>
          <table:table-cell office:value-type="string" calcext:value-type="string">
            <text:p>&amp;</text:p>
          </table:table-cell>
          <table:table-cell table:formula="of:=[$Metrics_Equi.G21]" office:value-type="float" office:value="20.2429149797571" calcext:value-type="float">
            <text:p>20.24</text:p>
          </table:table-cell>
          <table:table-cell office:value-type="string" calcext:value-type="string">
            <text:p>&amp;</text:p>
          </table:table-cell>
          <table:table-cell table:formula="of:=[$Metrics_Equi.H21]" office:value-type="float" office:value="58.1395348837209" calcext:value-type="float">
            <text:p>58.14</text:p>
          </table:table-cell>
          <table:table-cell office:value-type="string" calcext:value-type="string">
            <text:p>&amp;</text:p>
          </table:table-cell>
          <table:table-cell table:formula="of:=[$Metrics_Equi.I21]" office:value-type="float" office:value="30.03003003003" calcext:value-type="float">
            <text:p>30.0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2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F22]" office:value-type="float" office:value="75.2525252525252" calcext:value-type="float">
            <text:p>75.25</text:p>
          </table:table-cell>
          <table:table-cell office:value-type="string" calcext:value-type="string">
            <text:p>&amp;</text:p>
          </table:table-cell>
          <table:table-cell table:formula="of:=[$Metrics_Min.G22]" office:value-type="float" office:value="36.0655737704918" calcext:value-type="float">
            <text:p>36.07</text:p>
          </table:table-cell>
          <table:table-cell office:value-type="string" calcext:value-type="string">
            <text:p>&amp;</text:p>
          </table:table-cell>
          <table:table-cell table:formula="of:=[$Metrics_Min.H22]" office:value-type="float" office:value="68.75" calcext:value-type="float">
            <text:p>68.75</text:p>
          </table:table-cell>
          <table:table-cell office:value-type="string" calcext:value-type="string">
            <text:p>&amp;</text:p>
          </table:table-cell>
          <table:table-cell table:formula="of:=[$Metrics_Min.I22]" office:value-type="float" office:value="47.3118279569893" calcext:value-type="float">
            <text:p>47.3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2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22]" office:value-type="float" office:value="84.8484848484848" calcext:value-type="float">
            <text:p>84.85</text:p>
          </table:table-cell>
          <table:table-cell office:value-type="string" calcext:value-type="string">
            <text:p>&amp;</text:p>
          </table:table-cell>
          <table:table-cell table:formula="of:=[$Metrics_Equi.G22]" office:value-type="float" office:value="13.3333333333333" calcext:value-type="float">
            <text:p>13.33</text:p>
          </table:table-cell>
          <table:table-cell office:value-type="string" calcext:value-type="string">
            <text:p>&amp;</text:p>
          </table:table-cell>
          <table:table-cell table:formula="of:=[$Metrics_Equi.H22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Equi.I22]" office:value-type="float" office:value="21.0526315789474" calcext:value-type="float">
            <text:p>21.0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3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23]" office:value-type="float" office:value="91.0331384015595" calcext:value-type="float">
            <text:p>91.03</text:p>
          </table:table-cell>
          <table:table-cell office:value-type="string" calcext:value-type="string">
            <text:p>&amp;</text:p>
          </table:table-cell>
          <table:table-cell table:formula="of:=[$Metrics_Min.G23]" office:value-type="float" office:value="3.48837209302326" calcext:value-type="float">
            <text:p>3.49</text:p>
          </table:table-cell>
          <table:table-cell office:value-type="string" calcext:value-type="string">
            <text:p>&amp;</text:p>
          </table:table-cell>
          <table:table-cell table:formula="of:=[$Metrics_Min.H23]" office:value-type="float" office:value="25" calcext:value-type="float">
            <text:p>25.00</text:p>
          </table:table-cell>
          <table:table-cell office:value-type="string" calcext:value-type="string">
            <text:p>&amp;</text:p>
          </table:table-cell>
          <table:table-cell table:formula="of:=[$Metrics_Min.I23]" office:value-type="float" office:value="6.12244897959184" calcext:value-type="float">
            <text:p>6.1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3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F23]" office:value-type="float" office:value="82.943469785575" calcext:value-type="float">
            <text:p>82.94</text:p>
          </table:table-cell>
          <table:table-cell office:value-type="string" calcext:value-type="string">
            <text:p>&amp;</text:p>
          </table:table-cell>
          <table:table-cell table:formula="of:=[$Metrics_Equi.G23]" office:value-type="float" office:value="17.4825174825175" calcext:value-type="float">
            <text:p>17.48</text:p>
          </table:table-cell>
          <table:table-cell office:value-type="string" calcext:value-type="string">
            <text:p>&amp;</text:p>
          </table:table-cell>
          <table:table-cell table:formula="of:=[$Metrics_Equi.H23]" office:value-type="float" office:value="30.4878048780488" calcext:value-type="float">
            <text:p>30.49</text:p>
          </table:table-cell>
          <table:table-cell office:value-type="string" calcext:value-type="string">
            <text:p>&amp;</text:p>
          </table:table-cell>
          <table:table-cell table:formula="of:=[$Metrics_Equi.I23]" office:value-type="float" office:value="22.2222222222222" calcext:value-type="float">
            <text:p>22.2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4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F24]" office:value-type="float" office:value="65.3179190751445" calcext:value-type="float">
            <text:p>65.32</text:p>
          </table:table-cell>
          <table:table-cell office:value-type="string" calcext:value-type="string">
            <text:p>&amp;</text:p>
          </table:table-cell>
          <table:table-cell table:formula="of:=[$Metrics_Min.G24]" office:value-type="float" office:value="26.8617021276596" calcext:value-type="float">
            <text:p>26.86</text:p>
          </table:table-cell>
          <table:table-cell office:value-type="string" calcext:value-type="string">
            <text:p>&amp;</text:p>
          </table:table-cell>
          <table:table-cell table:formula="of:=[$Metrics_Min.H24]" office:value-type="float" office:value="80.1587301587302" calcext:value-type="float">
            <text:p>80.16</text:p>
          </table:table-cell>
          <table:table-cell office:value-type="string" calcext:value-type="string">
            <text:p>&amp;</text:p>
          </table:table-cell>
          <table:table-cell table:formula="of:=[$Metrics_Min.I24]" office:value-type="float" office:value="40.2390438247012" calcext:value-type="float">
            <text:p>40.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4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24]" office:value-type="float" office:value="69.5953757225434" calcext:value-type="float">
            <text:p>69.60</text:p>
          </table:table-cell>
          <table:table-cell office:value-type="string" calcext:value-type="string">
            <text:p>&amp;</text:p>
          </table:table-cell>
          <table:table-cell table:formula="of:=[$Metrics_Equi.G24]" office:value-type="float" office:value="32.5842696629214" calcext:value-type="float">
            <text:p>32.58</text:p>
          </table:table-cell>
          <table:table-cell office:value-type="string" calcext:value-type="string">
            <text:p>&amp;</text:p>
          </table:table-cell>
          <table:table-cell table:formula="of:=[$Metrics_Equi.H24]" office:value-type="float" office:value="83.453237410072" calcext:value-type="float">
            <text:p>83.45</text:p>
          </table:table-cell>
          <table:table-cell office:value-type="string" calcext:value-type="string">
            <text:p>&amp;</text:p>
          </table:table-cell>
          <table:table-cell table:formula="of:=[$Metrics_Equi.I24]" office:value-type="float" office:value="46.8686868686869" calcext:value-type="float">
            <text:p>46.8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5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25]" office:value-type="float" office:value="88.2517482517483" calcext:value-type="float">
            <text:p>88.25</text:p>
          </table:table-cell>
          <table:table-cell office:value-type="string" calcext:value-type="string">
            <text:p>&amp;</text:p>
          </table:table-cell>
          <table:table-cell table:formula="of:=[$Metrics_Min.G25]" office:value-type="float" office:value="19.1919191919192" calcext:value-type="float">
            <text:p>19.19</text:p>
          </table:table-cell>
          <table:table-cell office:value-type="string" calcext:value-type="string">
            <text:p>&amp;</text:p>
          </table:table-cell>
          <table:table-cell table:formula="of:=[$Metrics_Min.H25]" office:value-type="float" office:value="82.6086956521739" calcext:value-type="float">
            <text:p>82.61</text:p>
          </table:table-cell>
          <table:table-cell office:value-type="string" calcext:value-type="string">
            <text:p>&amp;</text:p>
          </table:table-cell>
          <table:table-cell table:formula="of:=[$Metrics_Min.I25]" office:value-type="float" office:value="31.1475409836066" calcext:value-type="float">
            <text:p>31.1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5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25]" office:value-type="float" office:value="69.6503496503497" calcext:value-type="float">
            <text:p>69.65</text:p>
          </table:table-cell>
          <table:table-cell office:value-type="string" calcext:value-type="string">
            <text:p>&amp;</text:p>
          </table:table-cell>
          <table:table-cell table:formula="of:=[$Metrics_Equi.G25]" office:value-type="float" office:value="18.6147186147186" calcext:value-type="float">
            <text:p>18.61</text:p>
          </table:table-cell>
          <table:table-cell office:value-type="string" calcext:value-type="string">
            <text:p>&amp;</text:p>
          </table:table-cell>
          <table:table-cell table:formula="of:=[$Metrics_Equi.H25]" office:value-type="float" office:value="59.7222222222222" calcext:value-type="float">
            <text:p>59.72</text:p>
          </table:table-cell>
          <table:table-cell office:value-type="string" calcext:value-type="string">
            <text:p>&amp;</text:p>
          </table:table-cell>
          <table:table-cell table:formula="of:=[$Metrics_Equi.I25]" office:value-type="float" office:value="28.3828382838284" calcext:value-type="float">
            <text:p>28.3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6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Min.F26]" office:value-type="float" office:value="52.4201853759011" calcext:value-type="float">
            <text:p>52.42</text:p>
          </table:table-cell>
          <table:table-cell office:value-type="string" calcext:value-type="string">
            <text:p>&amp;</text:p>
          </table:table-cell>
          <table:table-cell table:formula="of:=[$Metrics_Min.G26]" office:value-type="float" office:value="10.5326876513317" calcext:value-type="float">
            <text:p>10.53</text:p>
          </table:table-cell>
          <table:table-cell office:value-type="string" calcext:value-type="string">
            <text:p>&amp;</text:p>
          </table:table-cell>
          <table:table-cell table:formula="of:=[$Metrics_Min.H26]" office:value-type="float" office:value="73.728813559322" calcext:value-type="float">
            <text:p>73.73</text:p>
          </table:table-cell>
          <table:table-cell office:value-type="string" calcext:value-type="string">
            <text:p>&amp;</text:p>
          </table:table-cell>
          <table:table-cell table:formula="of:=[$Metrics_Min.I26]" office:value-type="float" office:value="18.4322033898305" calcext:value-type="float">
            <text:p>18.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6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F26]" office:value-type="float" office:value="72.0494335736354" calcext:value-type="float">
            <text:p>72.05</text:p>
          </table:table-cell>
          <table:table-cell office:value-type="string" calcext:value-type="string">
            <text:p>&amp;</text:p>
          </table:table-cell>
          <table:table-cell table:formula="of:=[$Metrics_Equi.G26]" office:value-type="float" office:value="15.2159013022618" calcext:value-type="float">
            <text:p>15.22</text:p>
          </table:table-cell>
          <table:table-cell office:value-type="string" calcext:value-type="string">
            <text:p>&amp;</text:p>
          </table:table-cell>
          <table:table-cell table:formula="of:=[$Metrics_Equi.H26]" office:value-type="float" office:value="64.9122807017544" calcext:value-type="float">
            <text:p>64.91</text:p>
          </table:table-cell>
          <table:table-cell office:value-type="string" calcext:value-type="string">
            <text:p>&amp;</text:p>
          </table:table-cell>
          <table:table-cell table:formula="of:=[$Metrics_Equi.I26]" office:value-type="float" office:value="24.6529705719045" calcext:value-type="float">
            <text:p>24.6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7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27]" office:value-type="float" office:value="83.5069444444444" calcext:value-type="float">
            <text:p>83.51</text:p>
          </table:table-cell>
          <table:table-cell office:value-type="string" calcext:value-type="string">
            <text:p>&amp;</text:p>
          </table:table-cell>
          <table:table-cell table:formula="of:=[$Metrics_Min.G27]" office:value-type="float" office:value="17.2413793103448" calcext:value-type="float">
            <text:p>17.24</text:p>
          </table:table-cell>
          <table:table-cell office:value-type="string" calcext:value-type="string">
            <text:p>&amp;</text:p>
          </table:table-cell>
          <table:table-cell table:formula="of:=[$Metrics_Min.H27]" office:value-type="float" office:value="39.4736842105263" calcext:value-type="float">
            <text:p>39.47</text:p>
          </table:table-cell>
          <table:table-cell office:value-type="string" calcext:value-type="string">
            <text:p>&amp;</text:p>
          </table:table-cell>
          <table:table-cell table:formula="of:=[$Metrics_Min.I27]" office:value-type="float" office:value="24" calcext:value-type="float">
            <text:p>24.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7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F27]" office:value-type="float" office:value="56.0763888888889" calcext:value-type="float">
            <text:p>56.08</text:p>
          </table:table-cell>
          <table:table-cell office:value-type="string" calcext:value-type="string">
            <text:p>&amp;</text:p>
          </table:table-cell>
          <table:table-cell table:formula="of:=[$Metrics_Equi.G27]" office:value-type="float" office:value="17.7257525083612" calcext:value-type="float">
            <text:p>17.73</text:p>
          </table:table-cell>
          <table:table-cell office:value-type="string" calcext:value-type="string">
            <text:p>&amp;</text:p>
          </table:table-cell>
          <table:table-cell table:formula="of:=[$Metrics_Equi.H27]" office:value-type="float" office:value="88.3333333333333" calcext:value-type="float">
            <text:p>88.33</text:p>
          </table:table-cell>
          <table:table-cell office:value-type="string" calcext:value-type="string">
            <text:p>&amp;</text:p>
          </table:table-cell>
          <table:table-cell table:formula="of:=[$Metrics_Equi.I27]" office:value-type="float" office:value="29.5264623955432" calcext:value-type="float">
            <text:p>29.5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8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28]" office:value-type="float" office:value="90" calcext:value-type="float">
            <text:p>90.00</text:p>
          </table:table-cell>
          <table:table-cell office:value-type="string" calcext:value-type="string">
            <text:p>&amp;</text:p>
          </table:table-cell>
          <table:table-cell table:formula="of:=[$Metrics_Min.G28]" office:value-type="float" office:value="14.2857142857143" calcext:value-type="float">
            <text:p>14.29</text:p>
          </table:table-cell>
          <table:table-cell office:value-type="string" calcext:value-type="string">
            <text:p>&amp;</text:p>
          </table:table-cell>
          <table:table-cell table:formula="of:=[$Metrics_Min.H28]" office:value-type="float" office:value="22.2222222222222" calcext:value-type="float">
            <text:p>22.22</text:p>
          </table:table-cell>
          <table:table-cell office:value-type="string" calcext:value-type="string">
            <text:p>&amp;</text:p>
          </table:table-cell>
          <table:table-cell table:formula="of:=[$Metrics_Min.I28]" office:value-type="float" office:value="17.3913043478261" calcext:value-type="float">
            <text:p>17.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8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28]" office:value-type="float" office:value="81.0526315789474" calcext:value-type="float">
            <text:p>81.05</text:p>
          </table:table-cell>
          <table:table-cell office:value-type="string" calcext:value-type="string">
            <text:p>&amp;</text:p>
          </table:table-cell>
          <table:table-cell table:formula="of:=[$Metrics_Equi.G28]" office:value-type="float" office:value="11.7647058823529" calcext:value-type="float">
            <text:p>11.76</text:p>
          </table:table-cell>
          <table:table-cell office:value-type="string" calcext:value-type="string">
            <text:p>&amp;</text:p>
          </table:table-cell>
          <table:table-cell table:formula="of:=[$Metrics_Equi.H28]" office:value-type="float" office:value="40" calcext:value-type="float">
            <text:p>40.00</text:p>
          </table:table-cell>
          <table:table-cell office:value-type="string" calcext:value-type="string">
            <text:p>&amp;</text:p>
          </table:table-cell>
          <table:table-cell table:formula="of:=[$Metrics_Equi.I28]" office:value-type="float" office:value="18.1818181818182" calcext:value-type="float">
            <text:p>18.18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inimum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INIFS([.I$12:.I$65]; [.$E$12:.$E$65]; &quot;Min&quot;)" office:value-type="float" office:value="52.4201853759011" calcext:value-type="float">
            <text:p>52.42</text:p>
          </table:table-cell>
          <table:table-cell office:value-type="string" calcext:value-type="string">
            <text:p>&amp;</text:p>
          </table:table-cell>
          <table:table-cell table:formula="of:=COM.MICROSOFT.MINIFS([.K$12:.K$65]; [.$E$12:.$E$65]; &quot;Min&quot;)" office:value-type="float" office:value="2.61437908496732" calcext:value-type="float">
            <text:p>2.61</text:p>
          </table:table-cell>
          <table:table-cell office:value-type="string" calcext:value-type="string">
            <text:p>&amp;</text:p>
          </table:table-cell>
          <table:table-cell table:formula="of:=COM.MICROSOFT.MINIFS([.M$12:.M$65]; [.$E$12:.$E$65]; &quot;Min&quot;)" office:value-type="float" office:value="12.5" calcext:value-type="float">
            <text:p>12.50</text:p>
          </table:table-cell>
          <table:table-cell office:value-type="string" calcext:value-type="string">
            <text:p>&amp;</text:p>
          </table:table-cell>
          <table:table-cell table:formula="of:=COM.MICROSOFT.MINIFS([.O$12:.O$65]; [.$E$12:.$E$65]; &quot;Min&quot;)" office:value-type="float" office:value="5" calcext:value-type="float">
            <text:p>5.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INIFS([.I$12:.I$65]; [.$E$12:.$E$65]; &quot;Equi&quot;)" office:value-type="float" office:value="54.5945945945946" calcext:value-type="float">
            <text:p>54.59</text:p>
          </table:table-cell>
          <table:table-cell office:value-type="string" calcext:value-type="string">
            <text:p>&amp;</text:p>
          </table:table-cell>
          <table:table-cell table:formula="of:=COM.MICROSOFT.MINIFS([.K$12:.K$65]; [.$E$12:.$E$65]; &quot;Equi&quot;)" office:value-type="float" office:value="8.82352941176471" calcext:value-type="float">
            <text:p>8.82</text:p>
          </table:table-cell>
          <table:table-cell office:value-type="string" calcext:value-type="string">
            <text:p>&amp;</text:p>
          </table:table-cell>
          <table:table-cell table:formula="of:=COM.MICROSOFT.MINIFS([.M$12:.M$65]; [.$E$12:.$E$65]; &quot;Equi&quot;)" office:value-type="float" office:value="24.7311827956989" calcext:value-type="float">
            <text:p>24.73</text:p>
          </table:table-cell>
          <table:table-cell office:value-type="string" calcext:value-type="string">
            <text:p>&amp;</text:p>
          </table:table-cell>
          <table:table-cell table:formula="of:=COM.MICROSOFT.MINIFS([.O$12:.O$65]; [.$E$12:.$E$65]; &quot;Equi&quot;)" office:value-type="float" office:value="15.702479338843" calcext:value-type="float">
            <text:p>15.7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aximum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AXIFS([.I$12:.I$65]; [.$E$12:.$E$65]; &quot;Min&quot;)" office:value-type="float" office:value="97.2299168975069" calcext:value-type="float">
            <text:p>97.23</text:p>
          </table:table-cell>
          <table:table-cell office:value-type="string" calcext:value-type="string">
            <text:p>&amp;</text:p>
          </table:table-cell>
          <table:table-cell table:formula="of:=COM.MICROSOFT.MAXIFS([.K$12:.K$65]; [.$E$12:.$E$65]; &quot;Min&quot;)" office:value-type="float" office:value="48.1481481481482" calcext:value-type="float">
            <text:p>48.15</text:p>
          </table:table-cell>
          <table:table-cell office:value-type="string" calcext:value-type="string">
            <text:p>&amp;</text:p>
          </table:table-cell>
          <table:table-cell table:formula="of:=COM.MICROSOFT.MAXIFS([.M$12:.M$65]; [.$E$12:.$E$65]; &quot;Min&quot;)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COM.MICROSOFT.MAXIFS([.O$12:.O$65]; [.$E$12:.$E$65]; &quot;Min&quot;)" office:value-type="float" office:value="62.2340425531915" calcext:value-type="float">
            <text:p>62.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AXIFS([.I$12:.I$65]; [.$E$12:.$E$65]; &quot;Equi&quot;)" office:value-type="float" office:value="91.6696207018788" calcext:value-type="float">
            <text:p>91.67</text:p>
          </table:table-cell>
          <table:table-cell office:value-type="string" calcext:value-type="string">
            <text:p>&amp;</text:p>
          </table:table-cell>
          <table:table-cell table:formula="of:=COM.MICROSOFT.MAXIFS([.K$12:.K$65]; [.$E$12:.$E$65]; &quot;Equi&quot;)" office:value-type="float" office:value="42.2222222222222" calcext:value-type="float">
            <text:p>42.22</text:p>
          </table:table-cell>
          <table:table-cell office:value-type="string" calcext:value-type="string">
            <text:p>&amp;</text:p>
          </table:table-cell>
          <table:table-cell table:formula="of:=COM.MICROSOFT.MAXIFS([.M$12:.M$65]; [.$E$12:.$E$65]; &quot;Equi&quot;)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COM.MICROSOFT.MAXIFS([.O$12:.O$65]; [.$E$12:.$E$65]; &quot;Equi&quot;)" office:value-type="float" office:value="55.072463768116" calcext:value-type="float">
            <text:p>55.0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ean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AVERAGEIF([.$E$12:.$E$65]; &quot;Min&quot;; [.I$12:.I$65])" office:value-type="float" office:value="80.5741347912761" calcext:value-type="float">
            <text:p>80.57</text:p>
          </table:table-cell>
          <table:table-cell office:value-type="string" calcext:value-type="string">
            <text:p>&amp;</text:p>
          </table:table-cell>
          <table:table-cell table:formula="of:=AVERAGEIF([.$E$12:.$E$65]; &quot;Min&quot;; [.K$12:.K$65])" office:value-type="float" office:value="19.2357206448649" calcext:value-type="float">
            <text:p>19.24</text:p>
          </table:table-cell>
          <table:table-cell office:value-type="string" calcext:value-type="string">
            <text:p>&amp;</text:p>
          </table:table-cell>
          <table:table-cell table:formula="of:=AVERAGEIF([.$E$12:.$E$65]; &quot;Min&quot;; [.M$12:.M$65])" office:value-type="float" office:value="49.6917420355465" calcext:value-type="float">
            <text:p>49.69</text:p>
          </table:table-cell>
          <table:table-cell office:value-type="string" calcext:value-type="string">
            <text:p>&amp;</text:p>
          </table:table-cell>
          <table:table-cell table:formula="of:=AVERAGEIF([.$E$12:.$E$65]; &quot;Min&quot;; [.O$12:.O$65])" office:value-type="float" office:value="25.6608368476883" calcext:value-type="float">
            <text:p>25.6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AVERAGEIF([.$E$12:.$E$65]; &quot;Equi&quot;; [.I$12:.I$65])" office:value-type="float" office:value="75.6843762134619" calcext:value-type="float">
            <text:p>75.68</text:p>
          </table:table-cell>
          <table:table-cell office:value-type="string" calcext:value-type="string">
            <text:p>&amp;</text:p>
          </table:table-cell>
          <table:table-cell table:formula="of:=AVERAGEIF([.$E$12:.$E$65]; &quot;Equi&quot;; [.K$12:.K$65])" office:value-type="float" office:value="19.8050425445327" calcext:value-type="float">
            <text:p>19.81</text:p>
          </table:table-cell>
          <table:table-cell office:value-type="string" calcext:value-type="string">
            <text:p>&amp;</text:p>
          </table:table-cell>
          <table:table-cell table:formula="of:=AVERAGEIF([.$E$12:.$E$65]; &quot;Equi&quot;; [.M$12:.M$65])" office:value-type="float" office:value="63.0657175938763" calcext:value-type="float">
            <text:p>63.07</text:p>
          </table:table-cell>
          <table:table-cell office:value-type="string" calcext:value-type="string">
            <text:p>&amp;</text:p>
          </table:table-cell>
          <table:table-cell table:formula="of:=AVERAGEIF([.$E$12:.$E$65]; &quot;Equi&quot;; [.O$12:.O$65])" office:value-type="float" office:value="28.7466275158245" calcext:value-type="float">
            <text:p>28.7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/>
          <table:table-cell office:value-type="string" calcext:value-type="string">
            <text:p>\end{tabular}%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%ML/Results/{Column}/Classification/Metrics.csv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%ML/Results/Summary/Metrics.latex_table.ods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Metrics_Min.A1:Metrics_Min.I28">
          <table:sort>
            <table:sort-by table:field-number="1" table:data-type="automatic"/>
          </table:sort>
        </table:database-range>
        <table:database-range table:name="__Anonymous_Sheet_DB__1" table:target-range-address="Metrics_Equi.A1:Metrics_Equi.I28">
          <table:sort>
            <table:sort-by table:field-number="1" table:data-type="automatic"/>
          </table:sort>
        </table:database-range>
        <table:database-range table:name="__Anonymous_Sheet_DB__2" table:target-range-address="LatexTable.C11:LatexTable.P7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11:32:45.980734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6T10:37:58.902177219</meta:creation-date>
    <dc:date>2020-02-15T11:39:18.788021100</dc:date>
    <meta:editing-duration>PT2H5M46S</meta:editing-duration>
    <meta:editing-cycles>15</meta:editing-cycles>
    <meta:generator>LibreOffice/6.3.4.2$Linux_X86_64 LibreOffice_project/30$Build-2</meta:generator>
    <meta:document-statistic meta:table-count="3" meta:cell-count="1355" meta:object-count="0"/>
  </office:meta>
</office:document-meta>
</file>